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174" officeooo:paragraph-rsid="0017c174"/>
    </style:style>
    <style:style style:name="P2" style:family="paragraph" style:parent-style-name="Standard">
      <style:text-properties officeooo:rsid="0017c174" officeooo:paragraph-rsid="0021e461"/>
    </style:style>
    <style:style style:name="P3" style:family="paragraph" style:parent-style-name="Standard">
      <style:text-properties officeooo:rsid="0017c174" officeooo:paragraph-rsid="0029b767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7c174" officeooo:paragraph-rsid="0017c174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7c174" officeooo:paragraph-rsid="0025b288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paragraph-rsid="0017c174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1885ae" officeooo:paragraph-rsid="001885ae" style:font-size-asian="12pt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25b288" officeooo:paragraph-rsid="0025b288" style:font-size-asian="12pt" style:font-name-complex="Arial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2751a1" officeooo:paragraph-rsid="002751a1" style:font-size-asian="12pt" style:font-name-complex="Arial1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27b001" officeooo:paragraph-rsid="0027b001" style:font-size-asian="12pt" style:font-name-complex="Arial1" style:font-size-complex="12pt"/>
    </style:style>
    <style:style style:name="P11" style:family="paragraph" style:parent-style-name="Standard">
      <style:text-properties style:text-underline-style="none" officeooo:rsid="0017c174" officeooo:paragraph-rsid="0017c174"/>
    </style:style>
    <style:style style:name="P12" style:family="paragraph" style:parent-style-name="Standard">
      <style:text-properties officeooo:rsid="001e4abe" officeooo:paragraph-rsid="001e4abe"/>
    </style:style>
    <style:style style:name="P13" style:family="paragraph" style:parent-style-name="Standard">
      <style:text-properties fo:font-size="15pt" officeooo:rsid="001e6f15" officeooo:paragraph-rsid="001e6f15" style:font-size-asian="15pt" style:font-size-complex="15pt"/>
    </style:style>
    <style:style style:name="P14" style:family="paragraph" style:parent-style-name="Standard">
      <style:text-properties fo:font-weight="bold" officeooo:rsid="001e4abe" officeooo:paragraph-rsid="001e4abe" style:font-weight-asian="bold" style:font-weight-complex="bold"/>
    </style:style>
    <style:style style:name="P15" style:family="paragraph" style:parent-style-name="Standard">
      <style:text-properties fo:font-weight="bold" officeooo:rsid="0017c174" officeooo:paragraph-rsid="0017c174" style:font-weight-asian="bold" style:font-weight-complex="bold"/>
    </style:style>
    <style:style style:name="P16" style:family="paragraph" style:parent-style-name="Standard">
      <style:text-properties fo:font-weight="bold" officeooo:rsid="00291598" officeooo:paragraph-rsid="00291598" style:font-weight-asian="bold" style:font-weight-complex="bold"/>
    </style:style>
    <style:style style:name="P17" style:family="paragraph" style:parent-style-name="List_20_Paragraph">
      <style:text-properties fo:font-size="12pt" officeooo:rsid="0017c174" officeooo:paragraph-rsid="0017c174" style:font-size-asian="12pt" style:font-size-complex="12pt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font-size="12pt" officeooo:rsid="0017c174" officeooo:paragraph-rsid="0017c174" style:font-size-asian="12pt" style:font-size-complex="12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fo:font-size="12pt" officeooo:rsid="0017c174" officeooo:paragraph-rsid="0027b001" style:font-size-asian="12pt" style:font-size-complex="12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font-size="12pt" officeooo:rsid="001eb996" officeooo:paragraph-rsid="0027b001" style:font-size-asian="12pt" style:font-size-complex="12pt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7c174" officeooo:paragraph-rsid="0025b288" style:font-size-asian="12pt" style:font-weight-asian="bold" style:font-name-complex="Arial1" style:font-size-complex="12pt" style:font-weight-complex="bold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arial" fo:font-size="12pt" fo:font-weight="normal" officeooo:rsid="0027b001" officeooo:paragraph-rsid="0027b00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rsid="0027b001" officeooo:paragraph-rsid="0027b001" style:font-size-asian="12pt" style:font-weight-asian="normal" style:font-name-complex="Arial1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rsid="0017c174" officeooo:paragraph-rsid="0027b001" style:font-size-asian="12pt" style:font-weight-asian="normal" style:font-name-complex="Arial1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rsid="0025b288" officeooo:paragraph-rsid="0027b001" style:font-size-asian="12pt" style:font-name-complex="Arial1" style:font-size-complex="12pt"/>
    </style:style>
    <style:style style:name="P26" style:family="paragraph" style:parent-style-name="Standard">
      <style:paragraph-properties fo:margin-left="0cm" fo:margin-right="0cm" fo:text-indent="1.27cm" style:auto-text-indent="false"/>
      <style:text-properties style:font-name="Arial" fo:font-size="12pt" officeooo:rsid="0017c174" officeooo:paragraph-rsid="001e6f15" style:font-size-asian="12pt" style:font-name-complex="Arial1" style:font-size-complex="12pt"/>
    </style:style>
    <style:style style:name="P27" style:family="paragraph" style:parent-style-name="Standard">
      <style:text-properties officeooo:rsid="001e4abe" officeooo:paragraph-rsid="0021e461"/>
    </style:style>
    <style:style style:name="P2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officeooo:rsid="0017c174" officeooo:paragraph-rsid="0027b001" style:font-size-asian="12pt" style:font-name-complex="Arial1" style:font-size-complex="12pt"/>
    </style:style>
    <style:style style:name="T1" style:family="text">
      <style:text-properties officeooo:rsid="0019f576"/>
    </style:style>
    <style:style style:name="T2" style:family="text">
      <style:text-properties officeooo:rsid="001df9a8"/>
    </style:style>
    <style:style style:name="T3" style:family="text">
      <style:text-properties officeooo:rsid="001e4abe"/>
    </style:style>
    <style:style style:name="T4" style:family="text">
      <style:text-properties officeooo:rsid="001e6f15"/>
    </style:style>
    <style:style style:name="T5" style:family="text">
      <style:text-properties officeooo:rsid="002082b0"/>
    </style:style>
    <style:style style:name="T6" style:family="text">
      <style:text-properties officeooo:rsid="0021e461"/>
    </style:style>
    <style:style style:name="T7" style:family="text">
      <style:text-properties officeooo:rsid="0023ced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3d8d" style:font-weight-asian="bold" style:font-weight-complex="bold"/>
    </style:style>
    <style:style style:name="T10" style:family="text">
      <style:text-properties fo:font-weight="bold" officeooo:rsid="0027b001" style:font-weight-asian="bold" style:font-weight-complex="bold"/>
    </style:style>
    <style:style style:name="T11" style:family="text">
      <style:text-properties officeooo:rsid="0025b288"/>
    </style:style>
    <style:style style:name="T12" style:family="text">
      <style:text-properties officeooo:rsid="0027b001"/>
    </style:style>
    <style:style style:name="T13" style:family="text">
      <style:text-properties officeooo:rsid="0028bdac"/>
    </style:style>
    <style:style style:name="T14" style:family="text">
      <style:text-properties officeooo:rsid="002c9224"/>
    </style:style>
    <style:style style:name="T15" style:family="text">
      <style:text-properties officeooo:rsid="002cedce"/>
    </style:style>
    <style:style style:name="T16" style:family="text">
      <style:text-properties officeooo:rsid="002ddcb4"/>
    </style:style>
    <style:style style:name="T17" style:family="text">
      <style:text-properties officeooo:rsid="002f39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trodução</text:p>
      <text:p text:style-name="P1"/>
      <text:p text:style-name="P1">Visão geral do sistema</text:p>
      <text:p text:style-name="P1"/>
      <text:p text:style-name="P4">Com base nos dados colhidos, pretende-se desenvolver uma plataforma digital para um cliente da área da restauração que presta atendimento e serviço de café ao público em geral. A aplicação é do tipo servidor ↔ cliente. O objetivo da mesma é simplificar o sistema de atendimento ao cliente e o tempo de espera após o pedido ser feito se for presencial. Assim o cliente do café através da plataforma pode criar o seu menu, efetuar alterações e pagamento e encaminhá-lo diretamente a cozinha onde é realizado o seu pedido. Os respetivos usuários são nomeadamente: o proprietário e a gerência do serviço de café, os funcionários e o público em gera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Users</text:p>
      <text:p text:style-name="P13"/>
      <text:p text:style-name="P26">Neste projeto existem três tipos de utilizadores, <text:span text:style-name="T13">o cliente, o funcionário e o admistrador</text:span> em que cada terá diferentes interações com a aplicação.</text:p>
      <text:p text:style-name="P1"/>
      <text:p text:style-name="P1"/>
      <text:p text:style-name="P16">Diagrama de casos de uso para o funcionário</text:p>
      <text:p text:style-name="P1"/>
      <text:p text:style-name="P15">Funcionalidades <text:span text:style-name="T2">para interface do funcionário</text:span></text:p>
      <text:p text:style-name="P1"/>
      <text:p text:style-name="P1">- <text:span text:style-name="T3">login para poder ter acesso às funcionalidades</text:span></text:p>
      <text:p text:style-name="P11"><text:tab/>- <text:span text:style-name="T3">ver pedidos do cliente </text:span><text:span text:style-name="T14">por ordem de pedido </text:span></text:p>
      <text:p text:style-name="P3"><text:tab/>- <text:span text:style-name="T3">alterar pedido do cliente somente em personalizações com autorização do cliente</text:span></text:p>
      <text:p text:style-name="P3"><text:tab/>- <text:span text:style-name="T4">verificar se o pedido já foi pago</text:span></text:p>
      <text:p text:style-name="P1"><text:tab/></text:p>
      <text:p text:style-name="P1"><text:tab/>- <text:span text:style-name="T6">escolher a mesa </text:span><text:span text:style-name="T7">ou escolher fazer pedido take away</text:span></text:p>
      <text:p text:style-name="P1"><text:tab/><text:tab/>- <text:span text:style-name="T3">fazer pedido </text:span></text:p>
      <text:p text:style-name="P1"><text:tab/><text:tab/><text:tab/>- <text:span text:style-name="T3">fazer personalização</text:span></text:p>
      <text:p text:style-name="P1"><text:tab/><text:tab/><text:tab/>- <text:span text:style-name="T3">ver descrição do produto e preço </text:span><text:span text:style-name="T6">com imagens</text:span></text:p>
      <text:p text:style-name="P1"><text:tab/><text:tab/><text:tab/>- <text:span text:style-name="T3">ver pedido final e preço total</text:span></text:p>
      <text:p text:style-name="P1"><text:tab/><text:tab/><text:tab/>- <text:span text:style-name="T3">confirmar pedido </text:span></text:p>
      <text:p text:style-name="P1"><text:tab/><text:tab/><text:tab/>- <text:span text:style-name="T6">menu</text:span></text:p>
      <text:p text:style-name="P3"><text:tab/><text:tab/><text:tab/>- <text:span text:style-name="T3">pagamento do pedido </text:span><text:span text:style-name="T6">e registo de contribuinte</text:span></text:p>
      <text:p text:style-name="P1"><text:tab/><text:tab/><text:tab/>- <text:span text:style-name="T14">avisa o sistema que há pedido novo e regista o número do pedido</text:span></text:p>
      <text:p text:style-name="P1"/>
      <text:p text:style-name="P14">Funcionalidades para interface do admistrador</text:p>
      <text:p text:style-name="P12"/>
      <text:p text:style-name="P27">- login para poder ter acesso às funcionalidades</text:p>
      <text:p text:style-name="P1"><text:tab/>- <text:span text:style-name="T3">adic</text:span><text:span text:style-name="T4">i</text:span><text:span text:style-name="T3">onar e remover produtos </text:span><text:span text:style-name="T6">e adicionar ou alterar preços</text:span></text:p>
      <text:p text:style-name="P1"><text:tab/>- <text:span text:style-name="T5">ver o total </text:span></text:p>
      <text:p text:style-name="P1"><text:tab/>- <text:span text:style-name="T6">criar menus</text:span></text:p>
      <text:p text:style-name="P2">- <text:span text:style-name="T5">destacar menus</text:span></text:p>
      <text:p text:style-name="P17"/>
      <text:p text:style-name="P18"/>
      <text:p text:style-name="P25">RF12: Login para admistrador e para funcionário</text:p>
      <text:p text:style-name="P25"/>
      <text:p text:style-name="P18"><text:span text:style-name="T9">R</text:span><text:span text:style-name="T8">equisitos funcionais </text:span><text:span text:style-name="T10">da interface do funcionário</text:span></text:p>
      <text:p text:style-name="P23"><text:span text:style-name="T7">RF</text:span>1<text:span text:style-name="T7">: </text:span><text:span text:style-name="T11">Ver pedidos </text:span></text:p>
      <text:p text:style-name="P23"><text:span text:style-name="T7">RF</text:span>2<text:span text:style-name="T7">: </text:span>Fazer pedidos</text:p>
      <text:p text:style-name="P23"><text:span text:style-name="T7">RF</text:span>3<text:span text:style-name="T7">: </text:span>Ter opção de consumo (consumir no estabelecimento ou levar)</text:p>
      <text:p text:style-name="P24"><text:span text:style-name="T7">RF</text:span><text:span text:style-name="T12">4</text:span><text:span text:style-name="T7">: Personalização do pedido</text:span></text:p>
      <text:p text:style-name="P24"><text:span text:style-name="T7">RF</text:span><text:span text:style-name="T12">5</text:span><text:span text:style-name="T7">: C</text:span>onfirmação de pedido</text:p>
      <text:p text:style-name="P24"><text:span text:style-name="T7">RF</text:span><text:span text:style-name="T12">6</text:span><text:span text:style-name="T7">: </text:span>Finalização de pedido</text:p>
      <text:p text:style-name="P24"><text:span text:style-name="T7">RF</text:span><text:span text:style-name="T12">7</text:span><text:span text:style-name="T7">: </text:span><text:span text:style-name="T12">Fazer </text:span>pagamento e de registo de contribuinte associado</text:p>
      <text:p text:style-name="P24"><text:span text:style-name="T11">RF</text:span><text:span text:style-name="T12">8</text:span><text:span text:style-name="T11">: A</text:span><text:span text:style-name="T3">lterar pedido do cliente somente em personalizações com autorização do cliente</text:span></text:p>
      <text:p text:style-name="P24"/>
      <text:p text:style-name="P19"><text:span text:style-name="T9">R</text:span><text:span text:style-name="T10">equisitos funcionais da interface do admistrador</text:span></text:p>
      <text:p text:style-name="P22">RF1: Cadastrar a equipa na bases de dados</text:p>
      <text:p text:style-name="P10">RF2: Remover e adicionar produtos por parte do admistrador</text:p>
      <text:p text:style-name="P6"/>
      <text:p text:style-name="P6"><text:soft-page-break/></text:p>
      <text:p text:style-name="P8"/>
      <text:p text:style-name="P5"/>
      <text:p text:style-name="P10"/>
      <text:p text:style-name="P10"/>
      <text:p text:style-name="P4"/>
      <text:p text:style-name="P21"><text:span text:style-name="T11">Requisitos n</text:span>ão funcionais</text:p>
      <text:p text:style-name="P8">RNF1: Guardar as credenciais na base de dados</text:p>
      <text:p text:style-name="P8">RNF2: Utilizar linguagem SQL </text:p>
      <text:p text:style-name="P8">RNF3: <text:span text:style-name="T7">R</text:span>egisto de pedidos <text:span text:style-name="T7">na bases de dados</text:span></text:p>
      <text:p text:style-name="P9">RNF4: Utilizar linguagem java</text:p>
      <text:p text:style-name="P9">RNF5: Aplicação stand-alone</text:p>
      <text:p text:style-name="P9">RFN6: </text:p>
      <text:p text:style-name="P4"/>
      <text:p text:style-name="P7">Problemas encontrados em utilizadores </text:p>
      <text:p text:style-name="P7">- não há imagens <text:span text:style-name="T1">na interface</text:span></text:p>
      <text:p text:style-name="P7">- </text:p>
      <text:p text:style-name="P7"/>
      <text:p text:style-name="P7"/>
      <text:p text:style-name="P20">Coisas para falar na reuni<text:span text:style-name="T11">ão</text:span> de segunda-feira</text:p>
      <text:p text:style-name="P28">- <text:span text:style-name="T15">o cliente do sistema</text:span></text:p>
      <text:p text:style-name="P28">- <text:span text:style-name="T15">notficações:</text:span></text:p>
      <text:p text:style-name="P28"><text:tab/>- <text:span text:style-name="T17">foi feito um pedido</text:span></text:p>
      <text:p text:style-name="P28"><text:tab/>- <text:span text:style-name="T17">está pronto o pedido</text:span></text:p>
      <text:p text:style-name="P28">- <text:span text:style-name="T16">guardar os valores ganhos no dia na base de dados durante um mê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09:35:51.805567483</meta:creation-date>
    <dc:date>2020-11-02T11:11:16.131025784</dc:date>
    <meta:editing-duration>PT1H37M14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4" meta:paragraph-count="57" meta:word-count="447" meta:character-count="2697" meta:non-whitespace-character-count="2264"/>
  </office:meta>
</office:document-meta>
</file>